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 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" calcext:value-type="float">
            <text:p>0.8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modif dans 3dtf broadca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99" calcext:value-type="float">
            <text:p>0.99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01" calcext:value-type="float">
            <text:p>1.01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03" calcext:value-type="float">
            <text:p>1.03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94" calcext:value-type="float">
            <text:p>0.94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-0.0418" calcext:value-type="float">
            <text:p>-0.0418</text:p>
          </table:table-cell>
          <table:table-cell office:value-type="float" office:value="-0.0373" calcext:value-type="float">
            <text:p>-0.0373</text:p>
          </table:table-cell>
          <table:table-cell office:value-type="float" office:value="-0.05288" calcext:value-type="float">
            <text:p>-0.05288</text:p>
          </table:table-cell>
          <table:table-cell office:value-type="float" office:value="0.02527" calcext:value-type="float">
            <text:p>0.02527</text:p>
          </table:table-cell>
          <table:table-cell office:value-type="float" office:value="-0.0105688" calcext:value-type="float">
            <text:p>-0.0105688</text:p>
          </table:table-cell>
          <table:table-cell office:value-type="float" office:value="-0.02636" calcext:value-type="float">
            <text:p>-0.02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/>
          <table:table-cell table:style-name="ce1" table:formula="of:=AVERAGE([.C10:.C12])" office:value-type="float" office:value="-0.0418" calcext:value-type="float">
            <text:p>-0.0418</text:p>
          </table:table-cell>
          <table:table-cell table:style-name="ce1" table:formula="of:=AVERAGE([.D10:.D12])" office:value-type="float" office:value="-0.0373" calcext:value-type="float">
            <text:p>-0.0373</text:p>
          </table:table-cell>
          <table:table-cell table:style-name="ce1" table:formula="of:=AVERAGE([.E10:.E12])" office:value-type="float" office:value="-0.05288" calcext:value-type="float">
            <text:p>-0.05288</text:p>
          </table:table-cell>
          <table:table-cell table:style-name="ce1" table:formula="of:=AVERAGE([.F10:.F12])*180/PI()" office:value-type="float" office:value="1.44786434829559" calcext:value-type="float">
            <text:p>1.4478643483</text:p>
          </table:table-cell>
          <table:table-cell table:style-name="ce1" table:formula="of:=AVERAGE([.G10:.G12])*180/PI()" office:value-type="float" office:value="-0.605547634517864" calcext:value-type="float">
            <text:p>-0.6055476345</text:p>
          </table:table-cell>
          <table:table-cell table:style-name="ce1" table:formula="of:=AVERAGE([.H10:.H12])*180/PI()" office:value-type="float" office:value="-1.51031674796485" calcext:value-type="float">
            <text:p>-1.510316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-0.00517" calcext:value-type="float">
            <text:p>-0.00517</text:p>
          </table:table-cell>
          <table:table-cell office:value-type="float" office:value="0.1006" calcext:value-type="float">
            <text:p>0.1006</text:p>
          </table:table-cell>
          <table:table-cell office:value-type="float" office:value="-0.007046" calcext:value-type="float">
            <text:p>-0.007046</text:p>
          </table:table-cell>
          <table:table-cell office:value-type="float" office:value="-0.16" calcext:value-type="float">
            <text:p>-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float" office:value="-0.1058" calcext:value-type="float">
            <text:p>-0.1058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-0.021" calcext:value-type="float">
            <text:p>-0.02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/>
          <table:table-cell table:style-name="ce1" table:formula="of:=AVERAGE([.C14:.C16])" office:value-type="float" office:value="-0.055485" calcext:value-type="float">
            <text:p>-0.055485</text:p>
          </table:table-cell>
          <table:table-cell table:style-name="ce1" table:formula="of:=AVERAGE([.D14:.D16])" office:value-type="float" office:value="0.02265" calcext:value-type="float">
            <text:p>0.02265</text:p>
          </table:table-cell>
          <table:table-cell table:style-name="ce1" table:formula="of:=AVERAGE([.E14:.E16])" office:value-type="float" office:value="0.015927" calcext:value-type="float">
            <text:p>0.015927</text:p>
          </table:table-cell>
          <table:table-cell table:style-name="ce1" table:formula="of:=AVERAGE([.F14:.F16])*180/PI()" office:value-type="float" office:value="-3.15126787321953" calcext:value-type="float">
            <text:p>-3.1512678732</text:p>
          </table:table-cell>
          <table:table-cell table:style-name="ce1" table:formula="of:=AVERAGE([.G14:.G16])*180/PI()" office:value-type="float" office:value="4.58366236104659" calcext:value-type="float">
            <text:p>4.583662361</text:p>
          </table:table-cell>
          <table:table-cell table:style-name="ce1" table:formula="of:=AVERAGE([.H14:.H16])*180/PI()" office:value-type="float" office:value="-0.40393524556723" calcext:value-type="float">
            <text:p>-0.4039352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/>
          <table:table-cell table:style-name="ce1" table:formula="of:=AVERAGE([.C18:.C20])" office:value-type="string" office:string-value="" calcext:value-type="error">
            <text:p>#DIV/0!</text:p>
          </table:table-cell>
          <table:table-cell table:style-name="ce1" table:formula="of:=AVERAGE([.D18:.D20])" office:value-type="string" office:string-value="" calcext:value-type="error">
            <text:p>#DIV/0!</text:p>
          </table:table-cell>
          <table:table-cell table:style-name="ce1" table:formula="of:=AVERAGE([.E18:.E20])" office:value-type="string" office:string-value="" calcext:value-type="error">
            <text:p>#DIV/0!</text:p>
          </table:table-cell>
          <table:table-cell table:style-name="ce1" table:formula="of:=AVERAGE([.F18:.F20])*180/PI()" office:value-type="string" office:string-value="" calcext:value-type="error">
            <text:p>#DIV/0!</text:p>
          </table:table-cell>
          <table:table-cell table:style-name="ce1" table:formula="of:=AVERAGE([.G18:.G20])*180/PI()" office:value-type="string" office:string-value="" calcext:value-type="error">
            <text:p>#DIV/0!</text:p>
          </table:table-cell>
          <table:table-cell table:style-name="ce1" table:formula="of:=AVERAGE([.H18:.H20])*180/PI(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3:58:30.499614609</meta:creation-date>
    <dc:date>2018-08-23T19:33:55.481166788</dc:date>
    <meta:editing-duration>PT4M49S</meta:editing-duration>
    <meta:editing-cycles>1</meta:editing-cycles>
    <meta:document-statistic meta:table-count="1" meta:cell-count="110" meta:object-count="0"/>
    <meta:generator>LibreOffice/5.1.6.2$Linux_X86_64 LibreOffice_project/10m0$Build-2</meta:generator>
  </office:meta>
</office:document-meta>
</file>